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9ea57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officeooo:paragraph-rsid="000d97f9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paragraph-rsid="0010598a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9ea57" officeooo:paragraph-rsid="0010598a" style:font-size-asian="20pt" style:font-weight-asian="bold" style:font-size-complex="20pt" style:font-weight-complex="bold"/>
    </style:style>
    <style:style style:name="P21" style:family="paragraph" style:parent-style-name="Standard">
      <style:text-properties officeooo:rsid="0009ea57" officeooo:paragraph-rsid="0009ea57"/>
    </style:style>
    <style:style style:name="P22" style:family="paragraph" style:parent-style-name="Standard">
      <style:text-properties officeooo:paragraph-rsid="0010671d"/>
    </style:style>
    <style:style style:name="P23" style:family="paragraph" style:parent-style-name="Standard">
      <style:text-properties officeooo:paragraph-rsid="00110ebf"/>
    </style:style>
    <style:style style:name="P24" style:family="paragraph" style:parent-style-name="Standard">
      <style:text-properties fo:font-weight="bold" officeooo:paragraph-rsid="00110ebf" style:font-weight-asian="bold" style:font-weight-complex="bold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officeooo:rsid="0009ea57" style:font-style-asian="italic" style:font-style-complex="italic"/>
    </style:style>
    <style:style style:name="T5" style:family="text">
      <style:text-properties fo:font-style="italic" officeooo:rsid="000b3272" style:font-style-asian="italic" style:font-style-complex="italic"/>
    </style:style>
    <style:style style:name="T6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0671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10ebf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0d1c21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c8084" style:font-style-asian="normal" style:font-style-complex="normal"/>
    </style:style>
    <style:style style:name="T15" style:family="text">
      <style:text-properties fo:font-style="normal" officeooo:rsid="00110ebf" style:font-style-asian="normal" style:font-style-complex="normal"/>
    </style:style>
    <style:style style:name="T16" style:family="text">
      <style:text-properties fo:font-style="normal" fo:font-weight="normal" officeooo:rsid="000d97f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10eb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10ebf" style:font-style-asian="normal" style:font-weight-asian="bold" style:font-style-complex="normal" style:font-weight-complex="bold"/>
    </style:style>
    <style:style style:name="T19" style:family="text">
      <style:text-properties officeooo:rsid="000d1c21"/>
    </style:style>
    <style:style style:name="T20" style:family="text">
      <style:text-properties officeooo:rsid="000d97f9"/>
    </style:style>
    <style:style style:name="T21" style:family="text">
      <style:text-properties fo:font-size="12pt" fo:font-weight="normal" officeooo:rsid="000b3272" style:font-size-asian="10.5pt" style:font-weight-asian="normal" style:font-size-complex="12pt" style:font-weight-complex="normal"/>
    </style:style>
    <style:style style:name="T22" style:family="text">
      <style:text-properties fo:font-size="12pt" fo:font-style="italic" fo:font-weight="bold" officeooo:rsid="000b3272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bold" officeooo:rsid="000d97f9" style:font-size-asian="10.5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officeooo:rsid="0009ea57" style:font-size-asian="10.5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normal" fo:font-weight="normal" officeooo:rsid="000d97f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10671d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110ebf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10598a"/>
    </style:style>
    <style:style style:name="T29" style:family="text">
      <style:text-properties officeooo:rsid="001067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8">Pagalba</text:span></text:p>
      <text:p text:style-name="P18"><text:span text:style-name="T1"/></text:p>
      <text:p text:style-name="P22"><text:span text:style-name="T1">Pirm</text:span><text:span text:style-name="T29">as žingsnis - </text:span><text:span text:style-name="T1"><text:s/>išsididi</text:span><text:span text:style-name="T29">nti</text:span><text:span text:style-name="T1"> langą. ;</text:span><text:span text:style-name="T29">)</text:span><text:span text:style-name="T1"> </text:span></text:p>
      <text:p text:style-name="P22"><text:span text:style-name="T29">Antras - k</text:span><text:span text:style-name="T19">ortelėje „</text:span><text:span text:style-name="T12">Naujinimas</text:span><text:span text:style-name="T19">“ </text:span><text:span text:style-name="T20">pasirinkti </text:span><text:span text:style-name="T21">parduotuvę(-es), ir paspausti </text:span><text:span text:style-name="T22">„Tikrinti ir atsiųsti dabar“. </text:span><text:span text:style-name="T25"><text:s/></text:span></text:p>
      <text:p text:style-name="P22"><text:span text:style-name="T26">Trečias - s</text:span><text:span text:style-name="T25">tebėti apačioje lango eigą, o baigus paspausti ant kortelės </text:span><text:span text:style-name="T23">„</text:span><text:span text:style-name="T24">Lankstinukai</text:span><text:span text:style-name="T23">“ </text:span><text:span text:style-name="T27">ir pasirinkti lankstinuką</text:span><text:span text:style-name="T23">. </text:span><text:span text:style-name="T6"><text:s/></text:span></text:p>
      <text:p text:style-name="P22"><text:span text:style-name="T6"/></text:p>
      <text:p text:style-name="P22"><text:span text:style-name="T9">Jei dėl kokių nors priežasčių programa veikia ne taip kaip turėtų arba iš viso neveikia, reikėtų</text:span></text:p>
      <text:p text:style-name="P23"><text:span text:style-name="T10">kreiptis adresu: </text:span><text:a xlink:type="simple" xlink:href="https://github.com/deadsoft/Reklaminiai-Parduotuviu-Lankstinukai/issues"><text:span text:style-name="T17">https://github.com/deadsoft/Reklaminiai-Parduotuviu-Lankstinukai/issues</text:span></text:a></text:p>
      <text:p text:style-name="P24"><text:span text:style-name="T15">Programa nekomercinė ir kuriama vieno žmogaus, taigi jei nepraneši, greičiausiai niekas ir nesužinos. Nebent pats pastebėsiu.</text:span></text:p>
      <text:p text:style-name="P22"><text:span text:style-name="T16">Sėkmingo naudojimo. :)</text:span></text:p>
      <text:p text:style-name="P1"/>
      <text:p text:style-name="P1"/>
      <text:p text:style-name="P20"><text:span text:style-name="T28">Informacija</text:span></text:p>
      <text:p text:style-name="P2"/>
      <text:p text:style-name="P2"/>
      <text:list xml:id="list7820849476909878920" text:style-name="L1">
        <text:list-item>
          <text:p text:style-name="P4">Lankstinukai:</text:p>
          <text:list>
            <text:list-item>
              <text:p text:style-name="P7"><text:span text:style-name="T1">Rodo lankstinukus įprastai arba naudojant pdf.fs. Windows terpėje deja kolkas išjungtas pasirinkimas. O pasirinkti galima kortelėje </text:span><text:span text:style-name="T6">„Nustatymai“</text:span><text:span text:style-name="T4">.</text:span></text:p>
              <text:list>
                <text:list-item>
                  <text:p text:style-name="P14">Valdymas:</text:p>
                  <text:list>
                    <text:list-item>
                      <text:p text:style-name="P10">Kairėje pusėje pasirenki lankstinuką.</text:p>
                    </text:list-item>
                    <text:list-item>
                      <text:p text:style-name="P10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Internetas:</text:p>
          <text:list>
            <text:list-item>
              <text:p text:style-name="P10">Tiesiog apkarpyta interneto naršyklė su adresyno funkcija. Apie adresyną.</text:p>
              <text:list>
                <text:list-item>
                  <text:p text:style-name="P15">Valdymas:</text:p>
                  <text:list>
                    <text:list-item>
                      <text:p text:style-name="P8"><text:span text:style-name="T2">Mygtukas </text:span><text:span text:style-name="T7">„</text:span><text:span text:style-name="T11">į adresyną“.</text:span></text:p>
                    </text:list-item>
                    <text:list-item>
                      <text:p text:style-name="P10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Naujinimas:</text:p>
          <text:list>
            <text:list-item>
              <text:p text:style-name="P9"><text:span text:style-name="T3">Reikia pasirinkti parduotuvę(-es), ir paspausti </text:span><text:span text:style-name="T8">„Tikrinti ir atsiųsti dabar“</text:span><text:span text:style-name="T5">. </text:span><text:span text:style-name="T14">Visas varneles ir <text:s/>skaičius programa atsimena automatiškai.</text:span></text:p>
              <text:list>
                <text:list-item>
                  <text:p text:style-name="P16">Valdymas:</text:p>
                  <text:list>
                    <text:list-item>
                      <text:p text:style-name="P17">„Automatiškai tikrinti ar yra naujų lankstinukų kas „</text:p>
                      <text:list>
                        <text:list-item>
                          <text:p text:style-name="P11">Tikrins įjungiant programą ir atsiųs fone.</text:p>
                        </text:list-item>
                      </text:list>
                    </text:list-item>
                    <text:list-item>
                      <text:p text:style-name="P17">„Automatiškai trinti senus lankstinukus po“</text:p>
                      <text:list>
                        <text:list-item>
                          <text:p text:style-name="P11">Trins įjungiant programą fone</text:p>
                        </text:list-item>
                      </text:list>
                    </text:list-item>
                    <text:list-item>
                      <text:p text:style-name="P17">„Automatiškai tikrinti ar yra programos atnaujinimas.“ </text:p>
                      <text:list>
                        <text:list-item>
                          <text:p text:style-name="P11">Patikrins įjungiant programą fone. Gali uždėt, gali palaukt kol nustos siųst lankstinukus, nors interneto kortelėj rodys jog yra naujesnis. O galbūt ir šiaip programos atnaujinimas bus, kuris praktiškai maty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Nustatymai:</text:p>
          <text:list>
            <text:list-item>
              <text:p text:style-name="P11">Siūlyčiau nieko nekeist.</text:p>
              <text:list>
                <text:list-item>
                  <text:p text:style-name="P11">Naudoti pdf.js. Windows terpėj išjungtas</text:p>
                </text:list-item>
                <text:list-item>
                  <text:p text:style-name="P12">PPI. </text:p>
                </text:list-item>
                <text:list-item>
                  <text:p text:style-name="P13">Ištrinti paveikslėlius.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13T18:17:05.558119189</dc:date>
    <meta:editing-duration>PT38M38S</meta:editing-duration>
    <meta:editing-cycles>7</meta:editing-cycles>
    <meta:generator>LibreOffice/4.1.0.1$Linux_X86_64 LibreOffice_project/410$Build-1</meta:generator>
    <meta:document-statistic meta:table-count="0" meta:image-count="0" meta:object-count="0" meta:page-count="1" meta:paragraph-count="33" meta:word-count="245" meta:character-count="1837" meta:non-whitespace-character-count="1640"/>
  </office:meta>
</office:document-meta>
</file>